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D6974544CA2326649A.png" manifest:media-type="image/png"/>
  <manifest:file-entry manifest:full-path="Pictures/10000201000000DF000000E29290D29DC84BB7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33333" draw:marker-start-width="0.355cm" draw:marker-end-width="0.355cm" draw:fill="none" draw:fill-color="#aea79f" draw:opacity="50%" draw:textarea-horizontal-align="justify" draw:textarea-vertical-align="middle" draw:auto-grow-height="false" fo:min-height="0cm" fo:min-width="0cm" fo:padding-top="0.15cm" fo:padding-bottom="0.15cm" fo:padding-left="0.275cm" fo:padding-right="0.275cm" fo:wrap-option="wrap" draw:shadow-opacity="50%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aea79f" draw:opacity="50%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5.5cm" svg:height="3.3cm" svg:x="9.7cm" svg:y="0.1cm">
          <text:p text:style-name="P1"><text:span text:style-name="T1">Vamos investigar como um objeto é armazenado na memória do computador!</text:span></text:p>
          <draw:enhanced-geometry svg:viewBox="0 0 21600 21600" draw:text-areas="800 800 20800 20800" draw:type="round-rectangular-callout" draw:modifiers="-167.215018385911 33325.90124204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9.344cm" svg:height="9.47cm" svg:x="2.256cm" svg:y="3.3cm">
          <draw:image xlink:href="Pictures/10000201000000DF000000E29290D29DC84BB730.png" xlink:type="simple" xlink:show="embed" xlink:actuate="onLoad" loext:mime-type="image/png">
            <text:p/>
          </draw:image>
        </draw:frame>
        <draw:frame draw:style-name="gr2" draw:text-style-name="P1" draw:layer="layout" svg:width="9.193cm" svg:height="7.141cm" svg:x="10.9cm" svg:y="5.959cm">
          <draw:image xlink:href="Pictures/1000020100000500000003D6974544CA2326649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17:27:10.464766952</dc:date>
    <meta:generator>LibreOffice/6.4.6.2$Linux_X86_64 LibreOffice_project/40$Build-2</meta:generator>
    <meta:editing-duration>PT1M7S</meta:editing-duration>
    <meta:editing-cycles>2</meta:editing-cycles>
    <meta:document-statistic meta:object-count="3"/>
  </office:meta>
</office:document-meta>
</file>